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84cm"/>
    </style:style>
    <style:style style:name="co3" style:family="table-column">
      <style:table-column-properties fo:break-before="auto" style:column-width="3.6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/>
          <table:table-cell table:style-name="ce1" office:value-type="string" calcext:value-type="string">
            <text:p>GRAD</text:p>
          </table:table-cell>
          <table:table-cell table:style-name="ce1" office:value-type="string" calcext:value-type="string">
            <text:p>RA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d</text:p>
          </table:table-cell>
          <table:table-cell office:value-type="float" office:value="54.9112599782127" calcext:value-type="float">
            <text:p>54,9112599782127</text:p>
          </table:table-cell>
          <table:table-cell table:formula="of:=PI()/180*[.C2]" office:value-type="float" office:value="0.958382283038401" calcext:value-type="float">
            <text:p>0,9583822830384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üd</text:p>
          </table:table-cell>
          <table:table-cell office:value-type="float" office:value="47.2701208828514" calcext:value-type="float">
            <text:p>47,2701208828514</text:p>
          </table:table-cell>
          <table:table-cell table:formula="of:=PI()/180*[.C3]" office:value-type="float" office:value="0.825019247221485" calcext:value-type="float">
            <text:p>0,8250192472214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st</text:p>
          </table:table-cell>
          <table:table-cell office:value-type="float" office:value="5.86634659250319" calcext:value-type="float">
            <text:p>5,866346592503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st</text:p>
          </table:table-cell>
          <table:table-cell office:value-type="float" office:value="15.0417665969116" calcext:value-type="float">
            <text:p>15,041766596911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Äquator</text:p>
          </table:table-cell>
          <table:table-cell table:style-name="ce2" office:value-type="string" calcext:value-type="string">
            <text:p>Nord</text:p>
          </table:table-cell>
          <table:table-cell table:style-name="ce2" office:value-type="string" calcext:value-type="string">
            <text:p>Süd</text:p>
          </table:table-cell>
        </table:table-row>
        <table:table-row table:style-name="ro1">
          <table:table-cell/>
          <table:table-cell office:value-type="string" calcext:value-type="string">
            <text:p>Radius</text:p>
          </table:table-cell>
          <table:table-cell office:value-type="float" office:value="6371" calcext:value-type="float">
            <text:p>6371</text:p>
          </table:table-cell>
          <table:table-cell table:formula="of:=COS([.D2])*[.C8]" office:value-type="float" office:value="3662.33402367271" calcext:value-type="float">
            <text:p>3662,33402367271</text:p>
          </table:table-cell>
          <table:table-cell table:formula="of:=COS([.D3])*[.C8]" office:value-type="float" office:value="4322.99635396616" calcext:value-type="float">
            <text:p>4322,99635396616</text:p>
          </table:table-cell>
        </table:table-row>
        <table:table-row table:style-name="ro1">
          <table:table-cell/>
          <table:table-cell office:value-type="string" calcext:value-type="string">
            <text:p>Umfang</text:p>
          </table:table-cell>
          <table:table-cell table:formula="of:=2*PI()*[.C8]" office:value-type="float" office:value="40030.1735920411" calcext:value-type="float">
            <text:p>40030,1735920411</text:p>
          </table:table-cell>
          <table:table-cell table:formula="of:=2*PI()*[.D8]" office:value-type="float" office:value="23011.1233275243" calcext:value-type="float">
            <text:p>23011,1233275243</text:p>
          </table:table-cell>
          <table:table-cell table:formula="of:=2*PI()*[.E8]" office:value-type="float" office:value="27162.1871742311" calcext:value-type="float">
            <text:p>27162,1871742311</text:p>
          </table:table-cell>
        </table:table-row>
        <table:table-row table:style-name="ro1">
          <table:table-cell/>
          <table:table-cell office:value-type="string" calcext:value-type="string">
            <text:p>Grad / km</text:p>
          </table:table-cell>
          <table:table-cell table:formula="of:=360/[.C9]" office:value-type="float" office:value="0.0089932160591873" calcext:value-type="float">
            <text:p>0,008993216059187</text:p>
          </table:table-cell>
          <table:table-cell table:formula="of:=360/[.D9]" office:value-type="float" office:value="0.0156446078218786" calcext:value-type="float">
            <text:p>0,015644607821879</text:p>
          </table:table-cell>
          <table:table-cell table:formula="of:=360/[.E9]" office:value-type="float" office:value="0.0132537191386978" calcext:value-type="float">
            <text:p>0,013253719138698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" table:formula="of:=([.D10]+[.E10])/2" office:value-type="float" office:value="0.0144491634802882" calcext:value-type="float" table:number-columns-spanned="2" table:number-rows-spanned="1">
            <text:p>0,014449163480288</text:p>
          </table:table-cell>
          <table:covered-table-cell/>
        </table:table-row>
        <table:table-row table:style-name="ro1">
          <table:table-cell/>
          <table:table-cell table:style-name="Default"/>
          <table:table-cell/>
          <table:table-cell table:style-name="ce4" office:value-type="string" calcext:value-type="string" table:number-columns-spanned="2" table:number-rows-spanned="1">
            <text:p>Mittelwert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1T21:01:37.994474765</meta:creation-date>
    <dc:date>2020-12-21T21:26:25.932952537</dc:date>
    <meta:editing-duration>PT24M46S</meta:editing-duration>
    <meta:editing-cycles>5</meta:editing-cycles>
    <meta:generator>LibreOffice/6.4.7.2$Linux_X86_64 LibreOffice_project/40$Build-2</meta:generator>
    <meta:document-statistic meta:table-count="1" meta:cell-count="29" meta:object-count="0"/>
  </office:meta>
</office:document-meta>
</file>